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Layout.LinkLayou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Layout.setLayoutId( String linkedLayou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Layout.getPro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Layout.getLayou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Layout.setProfileName( String linkedPro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